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IteratorImpl.next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terator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terator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terator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mpl.RowImpl( QueryResultRow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terator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teratorImpl.RowIteratorImpl( QueryInfo queryInfo , NamePathResolver resolver , ValueFactory v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wIteratorImpl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mpl.getValue( String property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owIteratorImpl.skip( long skip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mpl.getValu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